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4-08" calcext:value-type="date">
            <text:p>04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5-08" calcext:value-type="date">
            <text:p>05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1" office:value-type="date" office:date-value="2017-09-08" calcext:value-type="date">
            <text:p>09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date" office:date-value="2017-10-08" calcext:value-type="date">
            <text:p>10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date" office:date-value="2017-12-08" calcext:value-type="date">
            <text:p>12/08/17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</table:table>
      <table:table table:name="2017 p2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Paid $3197.50 on 28/07/2017</text:p>
          </table:table-cell>
          <table:table-cell table:number-columns-repeated="1022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07:16:36.648215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8-15T07:16:55.607698532</dc:date>
    <meta:editing-duration>PT15H53M27S</meta:editing-duration>
    <meta:editing-cycles>327</meta:editing-cycles>
    <meta:generator>LibreOffice/5.1.6.2$Linux_X86_64 LibreOffice_project/10m0$Build-2</meta:generator>
    <meta:document-statistic meta:table-count="6" meta:cell-count="999" meta:object-count="0"/>
  </office:meta>
</office:document-meta>
</file>